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79cm" table:align="margins" style:writing-mode="page"/>
    </style:style>
    <style:style style:name="Table1.A" style:family="table-column">
      <style:table-column-properties style:column-width="3.395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background-color="#ccff00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cc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Times New Roman" fo:font-size="12pt" fo:letter-spacing="normal" fo:language="ru" fo:country="RU" fo:font-style="normal" style:font-size-asian="12pt" style:font-size-complex="12pt"/>
    </style:style>
    <style:style style:name="P3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Times New Roman" fo:font-size="12pt" fo:letter-spacing="normal" fo:language="ru" fo:country="RU" fo:font-style="normal" fo:background-color="#ccff00" style:font-size-asian="12pt" style:font-size-complex="12pt"/>
    </style:style>
    <style:style style:name="P4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Times New Roman" fo:font-size="12pt" fo:letter-spacing="normal" fo:language="ru" fo:country="RU" fo:font-style="normal" fo:font-weight="normal" officeooo:paragraph-rsid="00110cd6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04afa" officeooo:paragraph-rsid="00104afa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53b90" officeooo:paragraph-rsid="00153b90" style:font-size-asian="12pt" style:font-size-complex="12pt"/>
    </style:style>
    <style:style style:name="P9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page"/>
      <style:text-properties fo:text-transform="uppercase" fo:color="#000000" style:font-name="Times New Roman" fo:font-size="12pt" fo:letter-spacing="normal" fo:language="ru" fo:country="RU" fo:font-style="normal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style:writing-mode="pag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04afa" officeooo:paragraph-rsid="00104afa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style:writing-mode="pag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04afa" officeooo:paragraph-rsid="0017690f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style:writing-mode="pag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04afa" officeooo:paragraph-rsid="00187c9b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style:writing-mode="pag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10cd6" officeooo:paragraph-rsid="00110cd6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style:writing-mode="pag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04afa" officeooo:paragraph-rsid="00187c9b" fo:background-color="#ccff00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style:writing-mode="page"/>
      <style:text-properties fo:font-variant="normal" fo:text-transform="none" fo:color="#000000" style:font-name="Times New Roman" fo:font-size="12pt" fo:letter-spacing="normal" fo:language="ru" fo:country="RU" fo:font-style="normal" officeooo:paragraph-rsid="00110cd6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104afa" officeooo:paragraph-rsid="00104afa" style:font-size-asian="12pt" style:font-size-complex="12pt"/>
    </style:style>
    <style:style style:name="P17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 fo:orphans="2" fo:widows="2" style:writing-mode="pag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04afa" officeooo:paragraph-rsid="00104afa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font-name="Times New Roman" fo:font-size="12pt" officeooo:rsid="00104afa" officeooo:paragraph-rsid="00104afa" fo:background-color="transparent" style:font-size-asian="12pt" style:font-size-complex="12pt"/>
    </style:style>
    <style:style style:name="T1" style:family="text">
      <style:text-properties officeooo:rsid="00104afa"/>
    </style:style>
    <style:style style:name="T2" style:family="text">
      <style:text-properties fo:font-weight="normal"/>
    </style:style>
    <style:style style:name="T3" style:family="text">
      <style:text-properties officeooo:rsid="00110cd6"/>
    </style:style>
    <style:style style:name="T4" style:family="text">
      <style:text-properties officeooo:rsid="0013d94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Сортировк<text:span text:style-name="T4">а</text:span> и поиск</text:p>
      <text:p text:style-name="P2">Задание</text:p>
      <text:p text:style-name="P5">Составить программу на Си <text:span text:style-name="T1">с использованием процедур и функций </text:span>для сортировки таблицы заданным методом и двоичного поиска по ключу в таблице.</text:p>
      <text:p text:style-name="P5"/>
      <text:p text:style-name="P7">Программа должна вводить значения элементов неупорядоченной таблицы и проверять работу процедуры сортировки в трех случаях:</text:p>
      <text:list xml:id="list3970958086114722102" text:style-name="L1">
        <text:list-item>
          <text:p text:style-name="P17">элементы таблицы с самого начала упорядочены</text:p>
        </text:list-item>
        <text:list-item>
          <text:p text:style-name="P17">элементы таблицы расставлены в обратном порядке</text:p>
        </text:list-item>
        <text:list-item>
          <text:p text:style-name="P17">элементы таблицы не упорядочены</text:p>
        </text:list-item>
      </text:list>
      <text:p text:style-name="P10">В последнем случае можно можно использовать встроенные процедуры генерации псевдослучайных чисел.</text:p>
      <text:p text:style-name="P10"/>
      <text:p text:style-name="P11">Для каждого вызова процедуры сортировки необходимо печатать исходное состояние таблицы и результаты сортировки. </text:p>
      <text:p text:style-name="P11"/>
      <text:p text:style-name="P11">После выполнения сортировки программа должна вводить ключи и для каждого из них выполнять поиск в упорядоченной таблице с помощью процедуры двоичного поиска и печатать найденные элементы, если они присутствуют в таблице.</text:p>
      <text:p text:style-name="P10"/>
      <text:p text:style-name="P12">В процессе отладки и тестирования рекомендуется использовать команды обработки текстовых файлов ОС UNIX и переадресацию ввода-вывода. </text:p>
      <text:p text:style-name="P12">Тестовые данные необходимо заранее поместить в текстовые файлы.</text:p>
      <text:p text:style-name="P10"/>
      <text:p text:style-name="P14"><text:span text:style-name="T5">В качестве текста для записей </text:span><text:span text:style-name="T7">таблицы</text:span><text:span text:style-name="T5"> взять</text:span> — <text:span text:style-name="T3">изображение ASCII-графики</text:span></text:p>
      <text:p text:style-name="P13"/>
      <text:p text:style-name="P13">Каждый элемент таблицы, содержащий ключ и текст записи, распечатывать в отдельной строке.</text:p>
      <text:p text:style-name="P15"/>
      <text:p text:style-name="P2">Входные данные</text:p>
      <text:p text:style-name="P6">На первой строке находится число M, указывающее количество записей <text:span text:style-name="T3">в </text:span>таблиц<text:span text:style-name="T3">е</text:span>. </text:p>
      <text:p text:style-name="P6">На следующих M строках находятся пары ключ-значение, разделенные знаком табуляции. </text:p>
      <text:p text:style-name="P6">Типы ключа и значения зависят от варианта задания. </text:p>
      <text:p text:style-name="P6">Далее до конца файла находятся ключи, которые нужно искать в таблице.</text:p>
      <text:p text:style-name="P2"/>
      <text:p text:style-name="P2">Выходные данные</text:p>
      <text:p text:style-name="P6">Таблица, состоящая из тех же строк, что и входная, но расположенных в отстортированном порядке. </text:p>
      <text:p text:style-name="P6">Для каждого ключа, который нужно было найти в таблице вывести соответствующие значения, разделенные знаком табуляции или "Not found", если такого ключа в таблице нет.</text:p>
      <text:p text:style-name="P2"/>
      <text:p text:style-name="P3">Варианты сортировок —<text:span text:style-name="T1"> 4) </text:span><text:span text:style-name="T2">Шейкер-сортировка.</text:span></text:p>
      <text:p text:style-name="P5"/>
      <text:p text:style-name="P7">Структура таблицы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6">№</text:p>
          </table:table-cell>
          <table:table-cell table:style-name="Table1.A1" office:value-type="string">
            <text:p text:style-name="P16">Тип ключа</text:p>
          </table:table-cell>
          <table:table-cell table:style-name="Table1.A1" office:value-type="string">
            <text:p text:style-name="P16">Длина ключа в байтах</text:p>
          </table:table-cell>
          <table:table-cell table:style-name="Table1.A1" office:value-type="string">
            <text:p text:style-name="P16">Хранение данных и ключей</text:p>
          </table:table-cell>
          <table:table-cell table:style-name="Table1.E1" office:value-type="string">
            <text:p text:style-name="P16">Число элементов таблицы</text:p>
          </table:table-cell>
        </table:table-row>
        <table:table-row>
          <table:table-cell table:style-name="Table1.A2" office:value-type="string">
            <text:p text:style-name="P18">6</text:p>
          </table:table-cell>
          <table:table-cell table:style-name="Table1.A2" office:value-type="string">
            <text:p text:style-name="P18">Вещественный</text:p>
          </table:table-cell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18">Отдельно</text:p>
          </table:table-cell>
          <table:table-cell table:style-name="Table1.E2" office:value-type="string">
            <text:p text:style-name="P18">8-10</text:p>
          </table:table-cell>
        </table:table-row>
      </table:table>
      <text:p text:style-name="P7"/>
      <text:p text:style-name="P8">Сортировка перемешиванием, или <text:span text:style-name="T6">Шейкерная сортировка</text:span>, или двунаправленная (англ. Cocktail sort) — разновидность пузырьковой сортировки. Анализируя метод пузырьковой сортировки, можно отметить два обстоятельства:</text:p>
      <text:p text:style-name="P8"/>
      <text:p text:style-name="P8">Во-первых, если при движении по части массива перестановки не происходят, то эта часть массива уже отсортирована и, следовательно, её можно исключить из рассмотрения.</text:p>
      <text:p text:style-name="P8"><text:soft-page-break/></text:p>
      <text:p text:style-name="P8">Во-вторых, при движении от конца массива к началу минимальный элемент "всплывает" на первую позицию, а максимальный элемент сдвигается только на одну позицию вправо.</text:p>
      <text:p text:style-name="P8"/>
      <text:p text:style-name="P8">Эти две идеи приводят к следующим модификациям в методе пузырьковой сортировки. Границы рабочей части массива (то есть части массива, где происходит движение) устанавливаются в месте последнего обмена на каждой итерации. Массив просматривается поочередно справа налево и слева направо.</text:p>
      <text:p text:style-name="P8"/>
      <text:p text:style-name="P8">Лучший случай для этой сортировки — отсортированный массив (O(n)), худший — отсортированный в обратном порядке (O(n^2)).</text:p>
      <text:p text:style-name="P8"/>
      <text:p text:style-name="P8">Наименьшее число сравнений в алгоритме Шейкер-сортировки C=N-1. Это соответствует единственному проходу по упорядоченному массиву (лучший случай)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meta:editing-cycles>8</meta:editing-cycles>
    <meta:creation-date>2008-08-22T11:41:04</meta:creation-date>
    <dc:date>2017-05-23T11:37:49.516104976</dc:date>
    <meta:editing-duration>PT35M24S</meta:editing-duration>
    <dc:creator>Kane</dc:creator>
    <meta:document-statistic meta:table-count="1" meta:image-count="0" meta:object-count="0" meta:page-count="2" meta:paragraph-count="40" meta:word-count="401" meta:character-count="3028" meta:non-whitespace-character-count="2659"/>
  </office:meta>
</office:document-meta>
</file>